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618in" style:rel-column-width="15726*"/>
    </style:style>
    <style:style style:name="Table1.B" style:family="table-column">
      <style:table-column-properties style:column-width="1.0826in" style:rel-column-width="10245*"/>
    </style:style>
    <style:style style:name="Table1.C" style:family="table-column">
      <style:table-column-properties style:column-width="3.4889in" style:rel-column-width="33017*"/>
    </style:style>
    <style:style style:name="Table1.D" style:family="table-column">
      <style:table-column-properties style:column-width="0.3604in" style:rel-column-width="3410*"/>
    </style:style>
    <style:style style:name="Table1.E" style:family="table-column">
      <style:table-column-properties style:column-width="0.3313in" style:rel-column-width="313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justify" style:justify-single-word="false"/>
    </style:style>
    <style:style style:name="P2" style:family="paragraph" style:parent-style-name="Table_20_Contents">
      <style:paragraph-properties fo:text-align="justify" style:justify-single-word="false"/>
      <style:text-properties fo:font-size="9pt" style:font-size-asian="9pt" style:font-size-complex="9pt"/>
    </style:style>
    <style:style style:name="P3" style:family="paragraph" style:parent-style-name="Table_20_Contents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style:text-underline-style="none"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9pt" style:font-size-asian="9pt" style:font-size-complex="9pt"/>
    </style:style>
    <style:style style:name="P11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#83caff">
        <style:background-image/>
      </style:paragraph-properties>
      <style:text-properties style:font-name="Arial" style:text-underline-style="none"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 fo:background-color="#83caff">
        <style:background-image/>
      </style:paragraph-properties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 fo:background-color="#c0c0c0" fo:padding="0.0201in" fo:border="0.0008in solid #000000" style:shadow="none">
        <style:background-image/>
      </style:paragraph-properties>
      <style:text-properties style:font-name="Courier New" fo:font-size="9pt" style:font-size-asian="9pt" style:font-size-complex="9pt"/>
    </style:style>
    <style:style style:name="P15" style:family="paragraph" style:parent-style-name="Standard">
      <style:paragraph-properties fo:text-align="start" style:justify-single-word="false" fo:background-color="#c0c0c0" fo:padding="0.0201in" fo:border="0.0008in solid #000000" style:shadow="none">
        <style:background-image/>
      </style:paragraph-properties>
      <style:text-properties style:font-name="Courier New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 fo:break-before="page" fo:background-color="#83caff">
        <style:background-image/>
      </style:paragraph-properties>
      <style:text-properties style:font-name="Arial" style:text-underline-style="none" fo:font-weight="bold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size="9pt" style:font-size-asian="9pt" style:font-size-complex="9pt"/>
    </style:style>
    <style:style style:name="P18" style:family="paragraph" style:parent-style-name="Table_20_Contents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9" style:family="paragraph" style:parent-style-name="Standard" style:list-style-name="L1">
      <style:paragraph-properties fo:text-align="start" style:justify-single-word="false"/>
    </style:style>
    <style:style style:name="P20" style:family="paragraph" style:parent-style-name="Standard">
      <style:paragraph-properties fo:text-align="center" style:justify-single-word="false" fo:break-before="page" fo:background-color="#83caff">
        <style:background-image/>
      </style:paragraph-properties>
      <style:text-properties style:font-name="Arial" style:text-underline-style="none" fo:font-weight="bold" style:font-weight-asian="bold" style:font-weight-complex="bold"/>
    </style:style>
    <style:style style:name="P21" style:family="paragraph" style:parent-style-name="Standard">
      <style:paragraph-properties fo:text-align="justify" style:justify-single-word="false" fo:background-color="#c0c0c0" fo:padding="0.0201in" fo:border="0.0008in solid #000000" style:shadow="none">
        <style:background-image/>
      </style:paragraph-properties>
      <style:text-properties style:font-name="Courier New" fo:font-size="9pt" style:font-size-asian="9pt" style:font-size-complex="9pt"/>
    </style:style>
    <style:style style:name="T1" style:family="text">
      <style:text-properties style:font-name="Ari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Times New Roman" style:text-underline-style="none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asapi 2.0</text:p>
      <text:p text:style-name="P13">XML Specifications</text:p>
      <text:p text:style-name="Standard"/>
      <text:p text:style-name="P9">This document describes the specifications for an XML that can be parsed and used by the Masapi project (<text:a xlink:type="simple" xlink:href="http://masapi.googlecode.com/">http://masapi.googlecode.com</text:a>). </text:p>
      <text:p text:style-name="P9"/>
      <text:p text:style-name="P9">In order to fully understand this document, you must be able to have a good knowledge of AS3, XML and have basically worked with Masapi.</text:p>
      <text:p text:style-name="P9"/>
      <text:p text:style-name="P9">This specification is only available from the version 2.0, revision 165 of the SVN !</text:p>
      <text:p text:style-name="P9"/>
      <text:p text:style-name="P12">Overview</text:p>
      <text:p text:style-name="P9"/>
      <text:p text:style-name="P9">Masapi 2.0 supports three content parts that will be explained in details. Those are :</text:p>
      <text:list xml:id="list1959116600" text:style-name="L1">
        <text:list-item>
          <text:p text:style-name="P19"><text:span text:style-name="T2">Variables (optional) :</text:span> A list of variables that can be used into URL or other properties defines into the files.</text:p>
        </text:list-item>
        <text:list-item>
          <text:p text:style-name="P19"><text:span text:style-name="T2">Files :</text:span> A list of files that Masapi will manage.</text:p>
        </text:list-item>
        <text:list-item>
          <text:p text:style-name="P19"><text:span text:style-name="T2">Dependencies (optional) :</text:span> A list of dependencies between the files that Masapi will manage.</text:p>
        </text:list-item>
      </text:list>
      <text:p text:style-name="P9"/>
      <text:p text:style-name="P9">They must be defined into a UTF-8 XML file in this specified order :</text:p>
      <text:p text:style-name="P14">&lt;?xml version=”1.0” encoding=”utf-8” ?&gt;</text:p>
      <text:p text:style-name="P14">&lt;application&gt;</text:p>
      <text:p text:style-name="P14"><text:tab/>&lt;variables&gt;...&lt;/variables&gt;</text:p>
      <text:p text:style-name="P14"><text:tab/>&lt;files&gt;...&lt;/files&gt;</text:p>
      <text:p text:style-name="P14"><text:tab/>&lt;dependencies&gt;...&lt;/dependencies&gt;</text:p>
      <text:p text:style-name="P14">&lt;/application&gt;</text:p>
      <text:p text:style-name="P9"/>
      <text:p text:style-name="P9">The last section will describe the complete specifications of each node. All the classes used by Masapi to handle that XML are into the package <text:span text:style-name="T2">ch.capi.net.app</text:span>. </text:p>
      <text:p text:style-name="P7"/>
      <text:p text:style-name="P8">Variables</text:p>
      <text:p text:style-name="P9">The idea of the variables is to define some values that will be used many times into the XML configuration (and eventually in your application).</text:p>
      <text:p text:style-name="P9"><text:line-break/>A variable is always defined like that :</text:p>
      <text:p text:style-name="P14">&lt;var name=”MY_VARIABLE”&gt;my_value&lt;/var&gt;</text:p>
      <text:p text:style-name="P9"/>
      <text:p text:style-name="P9">To use a variable into your configuration, you must put it between ${...}. You can also reuse variables into other variables :</text:p>
      <text:p text:style-name="P14">&lt;?xml version=”1.0” encoding=”utf-8” ?&gt;</text:p>
      <text:p text:style-name="P14">&lt;application&gt;</text:p>
      <text:p text:style-name="P14"><text:tab/>&lt;variables&gt;</text:p>
      <text:p text:style-name="P14"><text:tab/><text:tab/>&lt;var name=”ROOT_PATH”&gt;./flash&lt;/var&gt;</text:p>
      <text:p text:style-name="P14"><text:tab/><text:tab/>&lt;var name=”PICTURES_PATH”&gt;${ROOT_PATH}/pictures&lt;/var&gt;</text:p>
      <text:p text:style-name="P14"><text:s/><text:tab/>&lt;/variables&gt;</text:p>
      <text:p text:style-name="P14"><text:tab/>&lt;files&gt;...&lt;/files&gt;</text:p>
      <text:p text:style-name="P14"><text:tab/>&lt;dependencies&gt;...&lt;/dependencies&gt;</text:p>
      <text:p text:style-name="P14">&lt;/application&gt;</text:p>
      <text:p text:style-name="P9"/>
      <text:p text:style-name="P5"><text:soft-page-break/>Files</text:p>
      <text:p text:style-name="P9">Each node contained in that part represents a file that is represented by the <text:span text:style-name="T2">ApplicationFile</text:span> class. For that reason, the parameter <text:span text:style-name="T2">url</text:span> has to be defined.</text:p>
      <text:p text:style-name="P9"/>
      <text:p text:style-name="P14">&lt;?xml version=”1.0” encoding=”utf-8” ?&gt;</text:p>
      <text:p text:style-name="P14">&lt;application&gt;</text:p>
      <text:p text:style-name="P14"><text:tab/>&lt;files&gt;</text:p>
      <text:p text:style-name="P14"><text:tab/><text:tab/>&lt;file url=”./anim.swf” /&gt;</text:p>
      <text:p text:style-name="P14"><text:tab/><text:tab/>&lt;file url=”./pictures.jpg” /&gt;</text:p>
      <text:p text:style-name="P14"><text:tab/>&lt;/files&gt;</text:p>
      <text:p text:style-name="P14">&lt;/application&gt;</text:p>
      <text:p text:style-name="P9"/>
      <text:p text:style-name="P9">Masapi determines the type of the file using its extension. You may also specify it with the <text:span text:style-name="T2">type</text:span> attribute.</text:p>
      <text:p text:style-name="P9"/>
      <text:p text:style-name="P14">&lt;?xml version=”1.0” encoding=”utf-8” ?&gt;</text:p>
      <text:p text:style-name="P14">&lt;application&gt;</text:p>
      <text:p text:style-name="P14"><text:tab/>&lt;files&gt;</text:p>
      <text:p text:style-name="P14"><text:tab/><text:tab/>&lt;file url=”./anim.swf” type=”swf” /&gt;</text:p>
      <text:p text:style-name="P14"><text:tab/><text:tab/>&lt;file url=”./pictures.jpg” type=”binary” /&gt;</text:p>
      <text:p text:style-name="P14"><text:tab/>&lt;/files&gt;</text:p>
      <text:p text:style-name="P14">&lt;/application&gt;</text:p>
      <text:p text:style-name="P9"/>
      <text:p text:style-name="P9">When you use dependencies, or simply if you have to work with a specific file into your code, you'll have to name it. This can be done basicaly using the <text:span text:style-name="T2">name</text:span> attribute.</text:p>
      <text:p text:style-name="P9"/>
      <text:p text:style-name="P14">&lt;?xml version=”1.0” encoding=”utf-8” ?&gt;</text:p>
      <text:p text:style-name="P14">&lt;application&gt;</text:p>
      <text:p text:style-name="P14"><text:tab/>&lt;files&gt;</text:p>
      <text:p text:style-name="P14"><text:tab/><text:tab/>&lt;file name=”anim” url=”./anim.swf” /&gt;</text:p>
      <text:p text:style-name="P14"><text:tab/><text:tab/>&lt;file name=”picture” url=”./pictures.jpg” /&gt;</text:p>
      <text:p text:style-name="P14"><text:tab/>&lt;/files&gt;</text:p>
      <text:p text:style-name="P14">&lt;/application&gt;</text:p>
      <text:p text:style-name="P9"/>
      <text:p text:style-name="P14">var ctx:IApplicationContext = … //see next chapter</text:p>
      <text:p text:style-name="P14">var file:ApplicationFile = ctx.getFile(“anim”);</text:p>
      <text:p text:style-name="P9"/>
      <text:p text:style-name="P9">Note that each name must be unique. If no name is specified, Masapi will automatically generate one.</text:p>
      <text:p text:style-name="P9"/>
      <text:p text:style-name="P9">If you want to load a list of files using priorities, you can specify it with the <text:span text:style-name="T2">priority</text:span> attribute :</text:p>
      <text:p text:style-name="P9"/>
      <text:p text:style-name="P14">&lt;?xml version=”1.0” encoding=”utf-8” ?&gt;</text:p>
      <text:p text:style-name="P14">&lt;application&gt;</text:p>
      <text:p text:style-name="P14"><text:tab/>&lt;files&gt;</text:p>
      <text:p text:style-name="P14"><text:tab/><text:tab/>&lt;file name=”anim” url=”./anim.swf” priority=”6” /&gt;</text:p>
      <text:p text:style-name="P14"><text:tab/><text:tab/>&lt;file name=”picture” url=”./pictures.jpg” priority=”-3” /&gt;</text:p>
      <text:p text:style-name="P14"><text:tab/>&lt;/files&gt;</text:p>
      <text:p text:style-name="P14">&lt;/application&gt;</text:p>
      <text:p text:style-name="P9"/>
      <text:p text:style-name="P9">You can also defines your own attributes that will be put into the <text:span text:style-name="T2">ILoadableFile.properties</text:span> property.</text:p>
      <text:p text:style-name="P9"/>
      <text:p text:style-name="P9"/>
      <text:p text:style-name="P9"><text:soft-page-break/>Here is an example if you use the variables :</text:p>
      <text:p text:style-name="P9"/>
      <text:p text:style-name="P14">&lt;?xml version=”1.0” encoding=”utf-8” ?&gt;</text:p>
      <text:p text:style-name="P14">&lt;application&gt;</text:p>
      <text:p text:style-name="P14"><text:tab/>&lt;variables&gt;</text:p>
      <text:p text:style-name="P14"><text:tab/><text:tab/>&lt;var name=”ROOT_PATH”&gt;./flash&lt;/var&gt;</text:p>
      <text:p text:style-name="P14"><text:tab/><text:tab/>&lt;var name=”PICTURES_PATH”&gt;${ROOT_PATH}/pictures&lt;/var&gt;</text:p>
      <text:p text:style-name="P14"><text:tab/><text:tab/>&lt;var name=”ANIM”&gt;anim.swf&lt;/var&gt;</text:p>
      <text:p text:style-name="P14"><text:s/><text:tab/>&lt;/variables&gt;</text:p>
      <text:p text:style-name="P14"><text:tab/>&lt;files&gt;</text:p>
      <text:p text:style-name="P14"><text:tab/><text:tab/>&lt;file name=”anim” url=”${ANIM}” myProperty=”myValue” /&gt;</text:p>
      <text:p text:style-name="P14"><text:tab/><text:tab/>&lt;file name=”picture” url=”${PICTURES_PATH}/pictures.jpg” /&gt;</text:p>
      <text:p text:style-name="P14"><text:tab/>&lt;/files&gt;</text:p>
      <text:p text:style-name="P14">&lt;/application&gt;</text:p>
      <text:p text:style-name="P9"/>
      <text:p text:style-name="P14">var ctx:IApplicationContext = … //see next chapter</text:p>
      <text:p text:style-name="P14">var file:ApplicationFile = ctx.getFile(“anim”);</text:p>
      <text:p text:style-name="P14"/>
      <text:p text:style-name="P14">trace(file.properties.getValue(“myProperty”)); //myValue</text:p>
      <text:p text:style-name="P9"/>
      <text:p text:style-name="P5">Dependencies</text:p>
      <text:p text:style-name="P9">Some file may need other files (text, pictures, …). That's called a dependency in Masapi. To understand how it works, just look at that example :</text:p>
      <text:p text:style-name="P9"/>
      <text:p text:style-name="P14">&lt;?xml version=”1.0” encoding=”utf-8” ?&gt;</text:p>
      <text:p text:style-name="P14">&lt;application&gt;</text:p>
      <text:p text:style-name="P14"><text:tab/>&lt;files&gt;</text:p>
      <text:p text:style-name="P14"><text:tab/><text:tab/>&lt;file name=”gallery” url=”gallery.swf” /&gt;</text:p>
      <text:p text:style-name="P14"><text:tab/><text:tab/>&lt;file name=”picture1” url=”pictures1.jpg” /&gt;</text:p>
      <text:p text:style-name="P14"><text:tab/><text:tab/>&lt;file name=”picture2” url=”pictures2.jpg” /&gt;</text:p>
      <text:p text:style-name="P14"><text:tab/><text:tab/>&lt;file name=”picture3” url=”pictures3.jpg” /&gt;</text:p>
      <text:p text:style-name="P14"><text:tab/>&lt;/files&gt;</text:p>
      <text:p text:style-name="P14"><text:tab/>&lt;dependencies&gt;</text:p>
      <text:p text:style-name="P14"><text:tab/><text:tab/>&lt;dependency name=”gallery”&gt;</text:p>
      <text:p text:style-name="P14"><text:tab/><text:tab/><text:tab/>&lt;file name=”picture1” /&gt;</text:p>
      <text:p text:style-name="P14"><text:tab/><text:tab/><text:tab/>&lt;file name=”picture2” /&gt;</text:p>
      <text:p text:style-name="P14"><text:tab/><text:tab/><text:tab/>&lt;file name=”picture3” /&gt;</text:p>
      <text:p text:style-name="P14"><text:tab/><text:tab/>&lt;/dependency&gt;</text:p>
      <text:p text:style-name="P14"><text:tab/>&lt;/dependencies&gt;</text:p>
      <text:p text:style-name="P14">&lt;/application&gt;</text:p>
      <text:p text:style-name="P9"/>
      <text:p text:style-name="P9">This XML defines that the file named 'gallery' needs the files 'picture1', 'picture2' and 'picture3'. Masapi will handle that in a way that once the file gallery is loaded, all its dependencies are already loaded ! And that can be done very easly :</text:p>
      <text:p text:style-name="P9"/>
      <text:p text:style-name="P14">var ctx:IApplicationContext = … //see next chapter</text:p>
      <text:p text:style-name="P14">var gallery:ApplicationFile = ctx.getFile(“gallery”);</text:p>
      <text:p text:style-name="P14"/>
      <text:p text:style-name="P14">var appMassLoader:ApplicationMassLoader = new ApplicationMassLoader();</text:p>
      <text:p text:style-name="P14">appMassLoader.addFile(gallery); //also add all its dependencies</text:p>
      <text:p text:style-name="P14">appMassLoader.start(); //will load 4 files</text:p>
      <text:p text:style-name="P9"/>
      <text:p text:style-name="P9"/>
      <text:p text:style-name="P9"/>
      <text:p text:style-name="P9"/>
      <text:p text:style-name="P9"><text:soft-page-break/>Masapi also supports recursive dependencies ! Here is a more complex example :</text:p>
      <text:p text:style-name="P9"/>
      <text:p text:style-name="P14">&lt;?xml version=”1.0” encoding=”utf-8” ?&gt;</text:p>
      <text:p text:style-name="P14">&lt;application&gt;</text:p>
      <text:p text:style-name="P14"><text:tab/>&lt;files&gt;</text:p>
      <text:p text:style-name="P14"><text:tab/><text:tab/>&lt;file name=”page1” url=”page1.swf” /&gt;</text:p>
      <text:p text:style-name="P14"><text:tab/><text:tab/>&lt;file name=”page1_title” url=”title.txt” /&gt;</text:p>
      <text:p text:style-name="P14"><text:tab/><text:tab/>&lt;file name=”gallery_panel” url=”gallery.swf” /&gt;</text:p>
      <text:p text:style-name="P14"><text:tab/><text:tab/>&lt;file name=”gallery_pictures” url=”pictures.xml” /&gt;</text:p>
      <text:p text:style-name="P14"><text:tab/>&lt;/files&gt;</text:p>
      <text:p text:style-name="P14"><text:tab/>&lt;dependencies&gt;</text:p>
      <text:p text:style-name="P14"><text:tab/><text:tab/>&lt;dependency name=”gallery_panel”&gt;</text:p>
      <text:p text:style-name="P14"><text:tab/><text:tab/><text:tab/>&lt;file name=”gallery_pictures” /&gt;</text:p>
      <text:p text:style-name="P14"><text:tab/><text:tab/>&lt;/dependency&gt;</text:p>
      <text:p text:style-name="P14"><text:tab/><text:tab/>&lt;dependency name=”page1”&gt;</text:p>
      <text:p text:style-name="P14"><text:tab/><text:tab/><text:tab/>&lt;file name=”page1_title” /&gt;</text:p>
      <text:p text:style-name="P14"><text:tab/><text:tab/><text:tab/>&lt;file name=”gallery_panel” /&gt;</text:p>
      <text:p text:style-name="P14"><text:tab/><text:tab/>&lt;/dependency&gt;</text:p>
      <text:p text:style-name="P14"><text:tab/>&lt;/dependencies&gt;</text:p>
      <text:p text:style-name="P14">&lt;/application&gt;</text:p>
      <text:p text:style-name="P9"/>
      <text:p text:style-name="P9">When the <text:span text:style-name="T2">ApplicationMassLoader</text:span> class will loads the page1 file, it will first load the file gallery_pictures, then gallery_panel and page1_title and, at the end, the page1 file.</text:p>
      <text:p text:style-name="P9"/>
      <text:p text:style-name="P5">Related classes &amp; interfaces :</text:p>
      <text:p text:style-name="P6"><text:tab/>ch.capi.net.app.ApplicationFile</text:p>
      <text:p text:style-name="P16">Application Context</text:p>
      <text:p text:style-name="P9"/>
      <text:p text:style-name="P9">In an application, you can have to load multiples XML configurations. In order to avoid duplicates, Masapi loads the XML into a specific context. If you want to gain access to it, you may need to name it. That can be simply done in two ways depending of what you need.</text:p>
      <text:p text:style-name="P9"/>
      <text:p text:style-name="P11">One context management</text:p>
      <text:p text:style-name="P9">To avoid some work, you can use the dedicated loader of Masapi for your XML configuration. The context name will be defined in the code :</text:p>
      <text:p text:style-name="P9"/>
      <text:p text:style-name="P15">var configLoader:ApplicationConfigLoader = ApplicationConfigLoader.create(“myContext”);</text:p>
      <text:p text:style-name="P9"/>
      <text:p text:style-name="P9">That's the easiest and fastest way if you don't have to manage many contexts and configuration files.</text:p>
      <text:p text:style-name="P9"/>
      <text:p text:style-name="P15">var configLoader:ApplicationConfigLoader = ApplicationConfigLoader.create(“global”);</text:p>
      <text:p text:style-name="P15">configLoader.addEventListener(Event.COMPLETE, onConfigLoaded);</text:p>
      <text:p text:style-name="P15"/>
      <text:p text:style-name="P15">var request:URLRequest = new URLRequest(“masapi-config.xml”);</text:p>
      <text:p text:style-name="P15">configLoader.load(request);</text:p>
      <text:p text:style-name="P15"/>
      <text:p text:style-name="P15">function onConfigLoaded(evt:Event):void</text:p>
      <text:p text:style-name="P15">{</text:p>
      <text:p text:style-name="P15"><text:s text:c="3"/>var context:IApplicationContext = configLoader.applicationContext.</text:p>
      <text:p text:style-name="P15"><text:s text:c="3"/>//...</text:p>
      <text:p text:style-name="P15">}</text:p>
      <text:p text:style-name="P9"/>
      <text:p text:style-name="P5">Many contexts management</text:p>
      <text:p text:style-name="P9">The second approach is to define the name of the context into the XML. If you use this feature, you'll need to load manually your XML configuration.</text:p>
      <text:p text:style-name="P9"/>
      <text:p text:style-name="P14">&lt;?xml version=”1.0” encoding=”utf-8” ?&gt;</text:p>
      <text:p text:style-name="P14">&lt;application contextName=”myContext”&gt;</text:p>
      <text:p text:style-name="P14"><text:tab/>&lt;variables&gt;...&lt;/variables&gt;</text:p>
      <text:p text:style-name="P14"><text:tab/>&lt;files&gt;...&lt;/files&gt;</text:p>
      <text:p text:style-name="P14"><text:tab/>&lt;dependencies&gt;...&lt;/dependencies&gt;</text:p>
      <text:p text:style-name="P14">&lt;/application&gt;</text:p>
      <text:p text:style-name="P9"/>
      <text:p text:style-name="P9">Once loaded, parse your XML like that :</text:p>
      <text:p text:style-name="P14">var myContext:IApplicationContext = ApplicationFileParser.parse(xmlSource);</text:p>
      <text:p text:style-name="P9"/>
      <text:p text:style-name="P9">Note that all the context names must be unique, otherwise an error will be thrown !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<text:soft-page-break/>var xmlLoader:URLLoader = new URLLoader();</text:p>
      <text:p text:style-name="P15">xmlLoader.dataFormat = URLLoaderDataFormat.TEXT;</text:p>
      <text:p text:style-name="P15">xmlLoader.addEventListener(Event.COMPLETE, onXmlLoaded);</text:p>
      <text:p text:style-name="P15">xmlLoader.load(new URLRequest(“masapi-config.xml”);</text:p>
      <text:p text:style-name="P15"/>
      <text:p text:style-name="P15">function onXmlLoaded(evt:Event):void</text:p>
      <text:p text:style-name="P15">{</text:p>
      <text:p text:style-name="P15"><text:s text:c="3"/>var source:String = xmlLoader.data;</text:p>
      <text:p text:style-name="P15"><text:s text:c="3"/>var ctx:IApplicationContext = ApplicationFileParser.parse(source);</text:p>
      <text:p text:style-name="P15"><text:s text:c="3"/>//...</text:p>
      <text:p text:style-name="P15">}</text:p>
      <text:p text:style-name="P9"/>
      <text:p text:style-name="P5">Retrieve a defined context</text:p>
      <text:p text:style-name="P9">Once defined, you can retrieve a context at any time using the <text:span text:style-name="T2">ApplicationContextRegisterer</text:span> class :</text:p>
      <text:p text:style-name="P9"/>
      <text:p text:style-name="P14">ApplicationContextRegisterer.get(“myContext”);</text:p>
      <text:p text:style-name="P9"/>
      <text:p text:style-name="P5">Related classes &amp; interfaces :</text:p>
      <text:p text:style-name="P9"><text:tab/>ch.capi.net.app.ApplicationConfigLoader</text:p>
      <text:p text:style-name="P9"><text:tab/>ch.capi.net.app.ApplicationFileParser</text:p>
      <text:p text:style-name="P9"><text:tab/>ch.capi.net.app.ApplicationContext</text:p>
      <text:p text:style-name="P9"><text:tab/>ch.capi.net.app.IApplicationContext</text:p>
      <text:p text:style-name="P9"><text:tab/>ch.capi.net.app.ApplicationContextRegisterer</text:p>
      <text:p text:style-name="P9"/>
      <text:p text:style-name="P16">Application MassLoader</text:p>
      <text:p text:style-name="P9"/>
      <text:p text:style-name="P9">Once you have an application context, you can use the <text:span text:style-name="T2">ApplicationMassLoader</text:span> class to load your files. </text:p>
      <text:p text:style-name="P9"/>
      <text:p text:style-name="P5">Loading all the files</text:p>
      <text:p text:style-name="P9">Basically, you'll do something like that :</text:p>
      <text:p text:style-name="P9"/>
      <text:p text:style-name="P15">var massLoader:ApplicationMassLoader = new ApplicationMassLoader();</text:p>
      <text:p text:style-name="P15">//register listeners...</text:p>
      <text:p text:style-name="P15"/>
      <text:p text:style-name="P15">var configLoader:ApplicationConfigLoader = ApplicationConfigLoader.create(“global”);</text:p>
      <text:p text:style-name="P15">configLoader.addEventListener(Event.COMPLETE, onConfigLoaded);</text:p>
      <text:p text:style-name="P15"/>
      <text:p text:style-name="P15">var request:URLRequest = new URLRequest(“masapi-config.xml”);</text:p>
      <text:p text:style-name="P15">configLoader.load(request);</text:p>
      <text:p text:style-name="P15"/>
      <text:p text:style-name="P15">function onConfigLoaded(evt:Event):void</text:p>
      <text:p text:style-name="P15">{</text:p>
      <text:p text:style-name="P15"><text:s text:c="3"/>var context:IApplicationContext = configLoader.applicationContext.</text:p>
      <text:p text:style-name="P15"><text:s text:c="3"/>massLoader.addAll(context);</text:p>
      <text:p text:style-name="P15"><text:s text:c="3"/>massLoader.start();</text:p>
      <text:p text:style-name="P15">}</text:p>
      <text:p text:style-name="P9"/>
      <text:p text:style-name="P9">There is also an easier way, using directly the <text:span text:style-name="T2">ApplicationConfigLoader.loadAll() </text:span><text:span text:style-name="T6">method</text:span> :</text:p>
      <text:p text:style-name="P10"/>
      <text:p text:style-name="P15">var configLoader:ApplicationConfigLoader = ApplicationConfigLoader.create(“global”);</text:p>
      <text:p text:style-name="P15">configLoader.addEventListener(Event.COMPLETE, onConfigLoaded);</text:p>
      <text:p text:style-name="P15"/>
      <text:p text:style-name="P15">var request:URLRequest = new URLRequest(“masapi-config.xml”);</text:p>
      <text:p text:style-name="P15">var massLoader:ApplicationMassLoader = configLoader.loadAll(request);</text:p>
      <text:p text:style-name="P15">//register listeners...</text:p>
      <text:p text:style-name="P15"/>
      <text:p text:style-name="P9"/>
      <text:p text:style-name="P9">Both methods will put all the files into the MassLoader and start it. Once the MassLoader dispatches the <text:span text:style-name="T2">Event.COMPLETE</text:span> event, all the files defined into your XML will be available !</text:p>
      <text:p text:style-name="P9"/>
      <text:p text:style-name="P9">Also note that in both ways, if you defined specified priorities in the XML configuration, they will be respected !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oft-page-break/>Loading one file (and its dependencies)</text:p>
      <text:p text:style-name="P9">The method is the same as above :</text:p>
      <text:p text:style-name="P9"/>
      <text:p text:style-name="P15">var massLoader:ApplicationMassLoader = new ApplicationMassLoader();</text:p>
      <text:p text:style-name="P15">//register listeners...</text:p>
      <text:p text:style-name="P15"/>
      <text:p text:style-name="P15">var configLoader:ApplicationConfigLoader = ApplicationConfigLoader.create(“global”);</text:p>
      <text:p text:style-name="P15">configLoader.addEventListener(Event.COMPLETE, onConfigLoaded);</text:p>
      <text:p text:style-name="P15"/>
      <text:p text:style-name="P15">var request:URLRequest = new URLRequest(“masapi-config.xml”);</text:p>
      <text:p text:style-name="P15">configLoader.load(request);</text:p>
      <text:p text:style-name="P15"/>
      <text:p text:style-name="P15">function onConfigLoaded(evt:Event):void</text:p>
      <text:p text:style-name="P15">{</text:p>
      <text:p text:style-name="P15"><text:s text:c="3"/>var context:IApplicationContext = configLoader.applicationContext.</text:p>
      <text:p text:style-name="P15"><text:s text:c="3"/>var file:ApplicationFile = context.getFile(“myFile”);</text:p>
      <text:p text:style-name="P15"><text:s text:c="3"/>massLoader.addFile(file);</text:p>
      <text:p text:style-name="P15"><text:s text:c="3"/>massLoader.start();</text:p>
      <text:p text:style-name="P15">}</text:p>
      <text:p text:style-name="P9"/>
      <text:p text:style-name="P9">The <text:span text:style-name="T2">ApplicationMassLoader.addFile()</text:span> method will put the specified ApplicationFile into the loading queue and all the files it needs in a higher priority.</text:p>
      <text:p text:style-name="P9"/>
      <text:p text:style-name="P5">Related classes &amp; interfaces :</text:p>
      <text:p text:style-name="P6"><text:tab/>ch.capi.net.app.ApplicationMassLoader</text:p>
      <text:p text:style-name="P9"><text:span text:style-name="T1"><text:tab/></text:span><text:span text:style-name="T7">ch.capi.net.app.ApplicationFile</text:span></text:p>
      <text:p text:style-name="P9"/>
      <text:p text:style-name="P9"/>
      <text:p text:style-name="P9"/>
      <text:p text:style-name="P9"/>
      <text:p text:style-name="P9"/>
      <text:p text:style-name="P16">XML Specifications</text:p>
      <text:p text:style-name="P9"/>
      <text:p text:style-name="P9">Here are the specifications that describes all the features supported by Masapi.</text:p>
      <text:p text:style-name="P9"/>
      <text:p text:style-name="P9"><text:s/><text:span text:style-name="T3">Path to node</text:span> : Defines the node path. For example for /application/files/file it means that sort of structure :</text:p>
      <text:p text:style-name="P14">&lt;application&gt;</text:p>
      <text:p text:style-name="P14"><text:tab/>&lt;files&gt;</text:p>
      <text:p text:style-name="P14"><text:tab/><text:tab/>&lt;file … /&gt;</text:p>
      <text:p text:style-name="P14"><text:tab/>&lt;/files&gt;</text:p>
      <text:p text:style-name="P14">&lt;/application&gt;</text:p>
      <text:p text:style-name="P9"><text:span text:style-name="T3"><text:s/>Attribute name : </text:span><text:span text:style-name="T8">The name of the attribute. If the attribute name is not specified, the entire node is considered.</text:span></text:p>
      <text:p text:style-name="P9"><text:span text:style-name="T8"><text:s/></text:span><text:span text:style-name="T3">Description</text:span><text:span text:style-name="T8"> : Short description of the node/attribute.</text:span></text:p>
      <text:p text:style-name="P9"><text:span text:style-name="T3"><text:s/>V.</text:span> means 'Variables support'. It defines if the variables put into the value will be interpreted or not. If it is filled on a node, then it means that the node can have a content.</text:p>
      <text:p text:style-name="P9"><text:span text:style-name="T3"><text:s/>M.</text:span> means 'Mandatory'. If yes, then the attibute/node must appears on the XML. If nothing is defined, then it's No.</text:p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Path to node</text:p>
          </table:table-cell>
          <table:table-cell table:style-name="Table1.A1" office:value-type="string">
            <text:p text:style-name="P3">Attribute name</text:p>
          </table:table-cell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4">V.</text:p>
          </table:table-cell>
          <table:table-cell table:style-name="Table1.E1" office:value-type="string">
            <text:p text:style-name="P4">M.</text:p>
          </table:table-cell>
        </table:table-row>
        <table:table-row>
          <table:table-cell table:style-name="Table1.A2" office:value-type="string">
            <text:p text:style-name="P2">/<text:span text:style-name="T3">application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Application root node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>Yes</text:p>
          </table:table-cell>
        </table:table-row>
        <table:table-row>
          <table:table-cell table:style-name="Table1.A2" office:value-type="string">
            <text:p text:style-name="P2">/application</text:p>
          </table:table-cell>
          <table:table-cell table:style-name="Table1.A2" office:value-type="string">
            <text:p text:style-name="P2">contextName</text:p>
          </table:table-cell>
          <table:table-cell table:style-name="Table1.A2" office:value-type="string">
            <text:p text:style-name="P2">Defines the context name (manual load of XML)</text:p>
          </table:table-cell>
          <table:table-cell table:style-name="Table1.A2" office:value-type="string">
            <text:p text:style-name="P2">No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8">/application/variable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Variables container.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8">/application/variables/va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Defines a variable. Content supported.</text:p>
          </table:table-cell>
          <table:table-cell table:style-name="Table1.A2" office:value-type="string">
            <text:p text:style-name="P2">Yes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application/variables/var</text:p>
          </table:table-cell>
          <table:table-cell table:style-name="Table1.A2" office:value-type="string">
            <text:p text:style-name="P2">name</text:p>
          </table:table-cell>
          <table:table-cell table:style-name="Table1.A2" office:value-type="string">
            <text:p text:style-name="P2">Defines the variable name.</text:p>
          </table:table-cell>
          <table:table-cell table:style-name="Table1.A2" office:value-type="string">
            <text:p text:style-name="P2">No</text:p>
          </table:table-cell>
          <table:table-cell table:style-name="Table1.E2" office:value-type="string">
            <text:p text:style-name="P2">Yes</text:p>
          </table:table-cell>
        </table:table-row>
        <table:table-row>
          <table:table-cell table:style-name="Table1.A2" office:value-type="string">
            <text:p text:style-name="P18">/application/file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iles container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>Yes</text:p>
          </table:table-cell>
        </table:table-row>
        <table:table-row>
          <table:table-cell table:style-name="Table1.A2" office:value-type="string">
            <text:p text:style-name="P2">/application/files</text:p>
          </table:table-cell>
          <table:table-cell table:style-name="Table1.A2" office:value-type="string">
            <text:p text:style-name="P2">alwaysUseCache</text:p>
          </table:table-cell>
          <table:table-cell table:style-name="Table1.A2" office:value-type="string">
            <text:p text:style-name="P2">Defines if all the files will use the cache</text:p>
          </table:table-cell>
          <table:table-cell table:style-name="Table1.A2" office:value-type="string">
            <text:p text:style-name="P2">No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application/files</text:p>
          </table:table-cell>
          <table:table-cell table:style-name="Table1.A2" office:value-type="string">
            <text:p text:style-name="P2">virtualBytesTotal</text:p>
          </table:table-cell>
          <table:table-cell table:style-name="Table1.A2" office:value-type="string">
            <text:p text:style-name="P2">Defines the default virtualBytesTotal of the files</text:p>
          </table:table-cell>
          <table:table-cell table:style-name="Table1.A2" office:value-type="string">
            <text:p text:style-name="P2">No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application/files</text:p>
          </table:table-cell>
          <table:table-cell table:style-name="Table1.A2" office:value-type="string">
            <text:p text:style-name="P2">BasePath</text:p>
          </table:table-cell>
          <table:table-cell table:style-name="Table1.A2" office:value-type="string">
            <text:p text:style-name="P2">Defines a base path for all the files (will be append before file path)</text:p>
          </table:table-cell>
          <table:table-cell table:style-name="Table1.A2" office:value-type="string">
            <text:p text:style-name="P2">Yes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8">/application/files/fil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Defines a file. No content supported.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application/files/file</text:p>
          </table:table-cell>
          <table:table-cell table:style-name="Table1.A2" office:value-type="string">
            <text:p text:style-name="P2">url</text:p>
          </table:table-cell>
          <table:table-cell table:style-name="Table1.A2" office:value-type="string">
            <text:p text:style-name="P2">Defines the file URL.</text:p>
          </table:table-cell>
          <table:table-cell table:style-name="Table1.A2" office:value-type="string">
            <text:p text:style-name="P2">Yes</text:p>
          </table:table-cell>
          <table:table-cell table:style-name="Table1.E2" office:value-type="string">
            <text:p text:style-name="P2">Yes</text:p>
          </table:table-cell>
        </table:table-row>
        <table:table-row>
          <table:table-cell table:style-name="Table1.A2" office:value-type="string">
            <text:p text:style-name="P2">/application/files/file</text:p>
          </table:table-cell>
          <table:table-cell table:style-name="Table1.A2" office:value-type="string">
            <text:p text:style-name="P2">name</text:p>
          </table:table-cell>
          <table:table-cell table:style-name="Table1.A2" office:value-type="string">
            <text:p text:style-name="P2">Defines the file name. If not defined, it will automatically be generated.</text:p>
          </table:table-cell>
          <table:table-cell table:style-name="Table1.A2" office:value-type="string">
            <text:p text:style-name="P2">No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application/files/file</text:p>
          </table:table-cell>
          <table:table-cell table:style-name="Table1.A2" office:value-type="string">
            <text:p text:style-name="P2">type</text:p>
          </table:table-cell>
          <table:table-cell table:style-name="Table1.A2" office:value-type="string">
            <text:p text:style-name="P1"><text:span text:style-name="T4">Defines the type of the file. The types can be :</text:span><text:span text:style-name="T4"> swf, binary, text, variables, sound, stream. See the </text:span><text:span text:style-name="T5">LoadableFileType</text:span><text:span text:style-name="T4"> class.</text:span></text:p>
          </table:table-cell>
          <table:table-cell table:style-name="Table1.A2" office:value-type="string">
            <text:p text:style-name="P2">No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application/files/file</text:p>
          </table:table-cell>
          <table:table-cell table:style-name="Table1.A2" office:value-type="string">
            <text:p text:style-name="P2">global</text:p>
          </table:table-cell>
          <table:table-cell table:style-name="Table1.A2" office:value-type="string">
            <text:p text:style-name="P2">Defines the file as global. This is a boolean value (true, false, 1, 0). Global files can be retrieved by the <text:span text:style-name="T2">IApplicationContext</text:span> interface. The value is false by default.</text:p>
          </table:table-cell>
          <table:table-cell table:style-name="Table1.A2" office:value-type="string">
            <text:p text:style-name="P2">No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application/files/file</text:p>
          </table:table-cell>
          <table:table-cell table:style-name="Table1.A2" office:value-type="string">
            <text:p text:style-name="P2">priority</text:p>
          </table:table-cell>
          <table:table-cell table:style-name="Table1.A2" office:value-type="string">
            <text:p text:style-name="P2">Defines the file priority. This must be an Integer (positive or negative) value. If not defined, this value is zero.</text:p>
          </table:table-cell>
          <table:table-cell table:style-name="Table1.A2" office:value-type="string">
            <text:p text:style-name="P2">No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application/files/file</text:p>
          </table:table-cell>
          <table:table-cell table:style-name="Table1.A2" office:value-type="string">
            <text:p text:style-name="P2">useCache</text:p>
          </table:table-cell>
          <table:table-cell table:style-name="Table1.A2" office:value-type="string">
            <text:p text:style-name="P2">Defines if Masapi must use the cache for this file. This is a boolean value (true, false, 1, 0). If not defined, true by default.</text:p>
          </table:table-cell>
          <table:table-cell table:style-name="Table1.A2" office:value-type="string">
            <text:p text:style-name="P2">No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application/files/file</text:p>
          </table:table-cell>
          <table:table-cell table:style-name="Table1.A2" office:value-type="string">
            <text:p text:style-name="P2">netState</text:p>
          </table:table-cell>
          <table:table-cell table:style-name="Table1.A2" office:value-type="string">
            <text:p text:style-name="P2">Defines the NetState. The value can be 'online', 'offline' or 'dynamic'. If not defined, 'dynamic' by default. See the <text:span text:style-name="T2">NetState</text:span> class.</text:p>
          </table:table-cell>
          <table:table-cell table:style-name="Table1.A2" office:value-type="string">
            <text:p text:style-name="P2">No</text:p>
          </table:table-cell>
          <table:table-cell table:style-name="Table1.E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2">/application/files/file</text:p>
          </table:table-cell>
          <table:table-cell table:style-name="Table1.A2" office:value-type="string">
            <text:p text:style-name="P2">virtualBytesTotal</text:p>
          </table:table-cell>
          <table:table-cell table:style-name="Table1.A2" office:value-type="string">
            <text:p text:style-name="P2">Defines the virtual bytes total. This is a positive Integer value. It is used to calculate the percentage before the bytesTotal value is known.</text:p>
          </table:table-cell>
          <table:table-cell table:style-name="Table1.A2" office:value-type="string">
            <text:p text:style-name="P2">No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  <text:p text:style-name="P2">/application/files/file</text:p>
          </table:table-cell>
          <table:table-cell table:style-name="Table1.A2" office:value-type="string">
            <text:p text:style-name="P2"/>
            <text:p text:style-name="P2">appDomain</text:p>
          </table:table-cell>
          <table:table-cell table:style-name="Table1.A2" office:value-type="string">
            <text:p text:style-name="P2"/>
            <text:p text:style-name="P2">Defines the application domain. The values can be 'create', 'child', 'current' or 'none'. If not defined, 'none' by default. See the <text:span text:style-name="T2">DomainUtils</text:span> class.</text:p>
          </table:table-cell>
          <table:table-cell table:style-name="Table1.A2" office:value-type="string">
            <text:p text:style-name="P2"/>
            <text:p text:style-name="P2">No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application/files/file</text:p>
          </table:table-cell>
          <table:table-cell table:style-name="Table1.A2" office:value-type="string">
            <text:p text:style-name="P2">secDomain</text:p>
          </table:table-cell>
          <table:table-cell table:style-name="Table1.A2" office:value-type="string">
            <text:p text:style-name="P2">Defines the security domain. The values can be 'current' or 'none'. If not defined, 'none' by default. See the <text:span text:style-name="T2">DomainUtils</text:span> class.</text:p>
          </table:table-cell>
          <table:table-cell table:style-name="Table1.A2" office:value-type="string">
            <text:p text:style-name="P2">No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application/files/file</text:p>
          </table:table-cell>
          <table:table-cell table:style-name="Table1.A2" office:value-type="string">
            <text:p text:style-name="P2">requestMethod</text:p>
          </table:table-cell>
          <table:table-cell table:style-name="Table1.A2" office:value-type="string">
            <text:p text:style-name="P2">Defines the request method. The values can be 'GET' or 'POST'. If not defined, 'GET' by default.</text:p>
          </table:table-cell>
          <table:table-cell table:style-name="Table1.A2" office:value-type="string">
            <text:p text:style-name="P2">No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application/files/file</text:p>
          </table:table-cell>
          <table:table-cell table:style-name="Table1.A2" office:value-type="string">
            <text:p text:style-name="P2">requestData</text:p>
          </table:table-cell>
          <table:table-cell table:style-name="Table1.A2" office:value-type="string">
            <text:p text:style-name="P2">Defines the data of the request. The value must be formated as for URLVariables. Thoses variables will be sent using the requestMethod value.</text:p>
          </table:table-cell>
          <table:table-cell table:style-name="Table1.A2" office:value-type="string">
            <text:p text:style-name="P2">Yes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application/files/file</text:p>
          </table:table-cell>
          <table:table-cell table:style-name="Table1.A2" office:value-type="string">
            <text:p text:style-name="P2">*</text:p>
          </table:table-cell>
          <table:table-cell table:style-name="Table1.A2" office:value-type="string">
            <text:p text:style-name="P2">Any other attribute can be defined and will be put into the properties of the <text:span text:style-name="T2">ApplicationFile</text:span> class. See the <text:span text:style-name="T2">IProperties.getUpdateValue()</text:span> method.</text:p>
          </table:table-cell>
          <table:table-cell table:style-name="Table1.A2" office:value-type="string">
            <text:p text:style-name="P2">Yes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8">/application/dependencie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Dependencies container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8">/application/dependencies</text:p>
            <text:p text:style-name="P2"><text:s text:c="6"/>/dependency</text:p>
            <text:p text:style-name="P2">or <text:s text:c="2"/>/fil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Defines a dependency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application/dependencies</text:p>
            <text:p text:style-name="P2"><text:s text:c="6"/>/dependency</text:p>
            <text:p text:style-name="P2">or <text:s text:c="2"/>/file</text:p>
          </table:table-cell>
          <table:table-cell table:style-name="Table1.A2" office:value-type="string">
            <text:p text:style-name="P2">name</text:p>
          </table:table-cell>
          <table:table-cell table:style-name="Table1.A2" office:value-type="string">
            <text:p text:style-name="P2">Defines the name of the file to express its dependencies. The file has to be defined and named info /application/files.</text:p>
          </table:table-cell>
          <table:table-cell table:style-name="Table1.A2" office:value-type="string">
            <text:p text:style-name="P2">No</text:p>
          </table:table-cell>
          <table:table-cell table:style-name="Table1.E2" office:value-type="string">
            <text:p text:style-name="P2">Yes</text:p>
          </table:table-cell>
        </table:table-row>
        <table:table-row>
          <table:table-cell table:style-name="Table1.A2" office:value-type="string">
            <text:p text:style-name="P18">/application/dependencies</text:p>
            <text:p text:style-name="P2"><text:s text:c="6"/>/dependency/file</text:p>
            <text:p text:style-name="P2">or <text:s text:c="2"/>/file/fil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Defines a dependency of the parent file, eq. that file must be loaded before the parent is loaded.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application/dependencies</text:p>
            <text:p text:style-name="P2"><text:s text:c="6"/>/dependency/file</text:p>
            <text:p text:style-name="P2">or <text:s text:c="2"/>/file/file</text:p>
          </table:table-cell>
          <table:table-cell table:style-name="Table1.A2" office:value-type="string">
            <text:p text:style-name="P2">name</text:p>
          </table:table-cell>
          <table:table-cell table:style-name="Table1.A2" office:value-type="string">
            <text:p text:style-name="P2">Defines the name of the file.</text:p>
          </table:table-cell>
          <table:table-cell table:style-name="Table1.A2" office:value-type="string">
            <text:p text:style-name="P2">No</text:p>
          </table:table-cell>
          <table:table-cell table:style-name="Table1.E2" office:value-type="string">
            <text:p text:style-name="P2">Yes</text:p>
          </table:table-cell>
        </table:table-row>
        <table:table-row>
          <table:table-cell table:style-name="Table1.A2" office:value-type="string">
            <text:p text:style-name="P18">/application/dependencies</text:p>
            <text:p text:style-name="P2"><text:s text:c="6"/>/group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Defines a group. A group is a virtual dependency that is needed to do groups with files. 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application/dependencies</text:p>
            <text:p text:style-name="P2"><text:s text:c="6"/>/group</text:p>
          </table:table-cell>
          <table:table-cell table:style-name="Table1.A2" office:value-type="string">
            <text:p text:style-name="P2">name</text:p>
          </table:table-cell>
          <table:table-cell table:style-name="Table1.A2" office:value-type="string">
            <text:p text:style-name="P2">Defines the name of the group.</text:p>
          </table:table-cell>
          <table:table-cell table:style-name="Table1.A2" office:value-type="string">
            <text:p text:style-name="P2">No</text:p>
          </table:table-cell>
          <table:table-cell table:style-name="Table1.E2" office:value-type="string">
            <text:p text:style-name="P2"/>
          </table:table-cell>
        </table:table-row>
      </table:table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Cédric Tabin<text:tab/><text:tab/>Masapi 2.0</text:p>
        <text:p text:style-name="Footer">http://www.astorm.ch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edric Tabin</meta:initial-creator>
    <meta:creation-date>2009-06-09T11:06:19</meta:creation-date>
    <dc:date>2010-02-07T21:19:53</dc:date>
    <dc:creator>Cedric Tabin</dc:creator>
    <meta:editing-duration>PT03H49M12S</meta:editing-duration>
    <meta:editing-cycles>89</meta:editing-cycles>
    <meta:generator>OpenOffice.org/3.1$Linux OpenOffice.org_project/310m19$Build-9420</meta:generator>
    <meta:document-statistic meta:table-count="1" meta:image-count="0" meta:object-count="0" meta:page-count="10" meta:paragraph-count="357" meta:word-count="1806" meta:character-count="14375"/>
    <meta:user-defined meta:name="Info 1"/>
    <meta:user-defined meta:name="Info 2"/>
    <meta:user-defined meta:name="Info 3"/>
    <meta:user-defined meta:name="Info 4"/>
  </office:meta>
</office:document-meta>
</file>